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b.users.insertOne({</text:p>
      <text:p text:style-name="Standard">  username: "Nikhil",</text:p>
      <text:p text:style-name="Standard">  first_name:"nikhil",</text:p>
      <text:p text:style-name="Standard">  last_name:"Gupta",</text:p>
      <text:p text:style-name="Standard">  dob:28/12/2000,</text:p>
      <text:p text:style-name="Standard">  Bio : "Hello Nikhil",</text:p>
      <text:p text:style-name="Standard">  email: " nikhil@gmail.com",</text:p>
      <text:p text:style-name="Standard">  password: "password123",</text:p>
      <text:p text:style-name="Standard">  no_of_post:20,</text:p>
      <text:p text:style-name="Standard">  no_of_followers:100,</text:p>
      <text:p text:style-name="Standard">  no_of_following:50,</text:p>
      <text:p text:style-name="Standard">  createdAt: new Date()</text:p>
      <text:p text:style-name="Standard">});</text:p>
      <text:p text:style-name="Standard"/>
      <text:p text:style-name="Standard"/>
      <text:p text:style-name="Standard"/>
      <text:p text:style-name="Standard"/>
      <text:p text:style-name="Standard">db.posts.insertOne({</text:p>
      <text:p text:style-name="Standard"><text:s text:c="4"/>user_Id: "64b69dafb6c82bc2c1295806",</text:p>
      <text:p text:style-name="Standard"><text:s text:c="4"/>image: "www.image.com",</text:p>
      <text:p text:style-name="Standard"><text:s text:c="4"/>caption: "Hello",</text:p>
      <text:p text:style-name="Standard"><text:s text:c="4"/>likes: 0,</text:p>
      <text:p text:style-name="Standard"><text:s text:c="4"/>comments: 0,</text:p>
      <text:p text:style-name="Standard"><text:s text:c="4"/>createdAt: new Date()</text:p>
      <text:p text:style-name="Standard">});</text:p>
      <text:p text:style-name="Standard"/>
      <text:p text:style-name="Standard">db.posts.updateOne(</text:p>
      <text:p text:style-name="Standard">  { _id: ObjectId("64b6cb58b6c82bc2c1295807") },</text:p>
      <text:p text:style-name="Standard">  { $inc: { likes: 1 } }</text:p>
      <text:p text:style-name="Standard">);</text:p>
      <text:p text:style-name="Standard"/>
      <text:p text:style-name="Standard">db.posts.updateOne(</text:p>
      <text:p text:style-name="Standard">  { _id: ObjectId("64b6cb58b6c82bc2c1295807") },</text:p>
      <text:p text:style-name="Standard">  { $inc: { comments: 5 } }</text:p>
      <text:p text:style-name="Standard">);</text:p>
      <text:p text:style-name="Standard"/>
      <text:p text:style-name="Standard">db.likes.insertOne({</text:p>
      <text:p text:style-name="Standard"><text:s text:c="4"/>user: ObjectId("64b69dafb6c82bc2c1295806"),</text:p>
      <text:p text:style-name="Standard"><text:s text:c="4"/>post: ObjectId("64b6cb58b6c82bc2c1295807"),</text:p>
      <text:p text:style-name="Standard">});</text:p>
      <text:p text:style-name="Standard"/>
      <text:p text:style-name="Standard">db.comments.insertOne({</text:p>
      <text:p text:style-name="Standard">  user: ObjectId("64b581cb03cf918efbdb61a1"),</text:p>
      <text:p text:style-name="Standard">  post: ObjectId("4268617261745f686579796f"),</text:p>
      <text:p text:style-name="Standard">  text: "Hi Appinventiv",</text:p>
      <text:p text:style-name="Standard">  createdAt: new Date()</text:p>
      <text:p text:style-name="Standard">});</text:p>
      <text:p text:style-name="Standard"/>
      <text:p text:style-name="Standard">db.followers.insertOne({</text:p>
      <text:p text:style-name="Standard">  follower: ObjectId("64b5800f03cf918efbdb669e"),</text:p>
      <text:p text:style-name="Standard">  following: ObjectId("64b57fd103cf918efbd7899d")</text:p>
      <text:p text:style-name="Standard">});</text:p>
      <text:p text:style-name="Standard"><text:soft-page-break/></text:p>
      <text:p text:style-name="Standard"/>
      <text:p text:style-name="Standard">db.users.aggregate([</text:p>
      <text:p text:style-name="Standard"><text:s text:c="4"/>{ $match: { username: 'BHarat' } },</text:p>
      <text:p text:style-name="Standard"><text:s text:c="4"/>{</text:p>
      <text:p text:style-name="Standard"><text:s text:c="8"/>$lookup: {</text:p>
      <text:p text:style-name="Standard"><text:s text:c="12"/>from: 'posts',</text:p>
      <text:p text:style-name="Standard"><text:s text:c="12"/>localField: '_id',</text:p>
      <text:p text:style-name="Standard"><text:s text:c="12"/>foreignField: 'user',</text:p>
      <text:p text:style-name="Standard"><text:s text:c="12"/>as: 'posts',</text:p>
      <text:p text:style-name="Standard"><text:s text:c="8"/>},</text:p>
      <text:p text:style-name="Standard"><text:s text:c="4"/>},</text:p>
      <text:p text:style-name="Standard"><text:s text:c="4"/>{ $project: { _id: 0, username: 1, postCount: { $size: '$posts' } } },</text:p>
      <text:p text:style-name="Standard">]);</text:p>
      <text:p text:style-name="Standard"/>
      <text:p text:style-name="Standard"/>
      <text:p text:style-name="Standard"/>
      <text:p text:style-name="Standard"/>
      <text:p text:style-name="Standard"/>
      <text:p text:style-name="Standard">db.users.aggregate([</text:p>
      <text:p text:style-name="Standard"><text:s text:c="4"/>{ $match: { username: 'Nikhil' } },</text:p>
      <text:p text:style-name="Standard"><text:s text:c="4"/>{</text:p>
      <text:p text:style-name="Standard"><text:s text:c="8"/>$lookup: {</text:p>
      <text:p text:style-name="Standard"><text:s text:c="12"/>from: 'posts',</text:p>
      <text:p text:style-name="Standard"><text:s text:c="12"/>localField: '5475736861725f5661747361',</text:p>
      <text:p text:style-name="Standard"><text:s text:c="12"/>foreignField: 'users',</text:p>
      <text:p text:style-name="Standard"><text:s text:c="12"/>as: 'posts',</text:p>
      <text:p text:style-name="Standard"><text:s text:c="8"/>},</text:p>
      <text:p text:style-name="Standard"><text:s text:c="4"/>},</text:p>
      <text:p text:style-name="Standard"><text:s text:c="4"/>{</text:p>
      <text:p text:style-name="Standard"><text:s text:c="8"/>$project: {</text:p>
      <text:p text:style-name="Standard"><text:s text:c="12"/>_id: 0,</text:p>
      <text:p text:style-name="Standard"><text:s text:c="12"/>username: 1,</text:p>
      <text:p text:style-name="Standard"><text:s text:c="12"/>postCount: { $size: '$posts' },</text:p>
      <text:p text:style-name="Standard"><text:s text:c="8"/>},</text:p>
      <text:p text:style-name="Standard"><text:s text:c="4"/>},</text:p>
      <text:p text:style-name="Standard">]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23:04:42.516238150</meta:creation-date>
    <dc:date>2023-07-19T01:45:18.898139942</dc:date>
    <meta:editing-duration>PT1H49M54S</meta:editing-duration>
    <meta:editing-cycles>1</meta:editing-cycles>
    <meta:document-statistic meta:table-count="0" meta:image-count="0" meta:object-count="0" meta:page-count="2" meta:paragraph-count="73" meta:word-count="159" meta:character-count="1673" meta:non-whitespace-character-count="1297"/>
    <meta:generator>LibreOffice/7.3.7.2$Linux_X86_64 LibreOffice_project/30$Build-2</meta:generator>
  </office:meta>
</office:document-meta>
</file>